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Dashed_20__28_var_29_" svg:stroke-width="0.106cm" draw:marker-start-width="0.359cm" draw:marker-end-width="0.359cm" draw:fill="solid" draw:fill-color="#eeeeee" draw:textarea-horizontal-align="justify" draw:textarea-vertical-align="middle" draw:auto-grow-height="false" fo:min-height="8.344cm" fo:min-width="4.504cm" fo:padding-top="0.178cm" fo:padding-bottom="0.178cm" fo:padding-left="0.303cm" fo:padding-right="0.303cm" draw:shadow="hidden"/>
    </style:style>
    <style:style style:name="gr3" style:family="graphic" style:parent-style-name="standard">
      <style:graphic-properties draw:fill-color="#66ccff" draw:textarea-horizontal-align="justify" draw:textarea-vertical-align="middle" draw:auto-grow-height="false" fo:min-height="1.194cm" fo:min-width="2.944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1.194cm" fo:min-width="2.944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 style:list-style-name="L1">
      <style:graphic-properties draw:stroke="solid" svg:stroke-width="0.1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0.6cm" fo:min-width="1.6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0066cc"/>
      <style:paragraph-properties fo:text-align="center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7cm" svg:y1="10.8cm" svg:x2="13.7cm" svg:y2="8.7cm">
          <text:p/>
        </draw:line>
        <draw:line draw:style-name="gr1" draw:text-style-name="P1" draw:layer="layout" svg:x1="11.663cm" svg:y1="10.803cm" svg:x2="14cm" svg:y2="10.5cm">
          <text:p/>
        </draw:line>
        <draw:line draw:style-name="gr1" draw:text-style-name="P1" draw:layer="layout" svg:x1="11.637cm" svg:y1="10.748cm" svg:x2="14cm" svg:y2="12.3cm">
          <text:p/>
        </draw:line>
        <draw:line draw:style-name="gr1" draw:text-style-name="P1" draw:layer="layout" svg:x1="11.661cm" svg:y1="10.688cm" svg:x2="13.5cm" svg:y2="13.9cm">
          <text:p/>
        </draw:line>
        <draw:custom-shape draw:style-name="gr2" draw:text-style-name="P2" draw:layer="layout" svg:width="5.11cm" svg:height="8.7cm" svg:x="6.6cm" svg:y="6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374cm" svg:y1="10.701cm" svg:x2="7.374cm" svg:y2="10.701cm">
          <text:p/>
        </draw:line>
        <draw:custom-shape draw:style-name="gr3" draw:text-style-name="P4" draw:layer="layout" svg:width="3.6cm" svg:height="1.6cm" svg:x="1.9cm" svg:y="9.901cm">
          <text:p text:style-name="P3">Detecto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.4cm" svg:y1="8.9cm" svg:x2="7.4cm" svg:y2="8.9cm">
          <text:p/>
        </draw:line>
        <draw:custom-shape draw:style-name="gr3" draw:text-style-name="P4" draw:layer="layout" svg:width="3.6cm" svg:height="1.6cm" svg:x="1.9cm" svg:y="8.1cm">
          <text:p text:style-name="P3">Detecto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cm" svg:height="1.6cm" svg:x="7.401cm" svg:y="8.1cm">
          <text:p text:style-name="P3">Reporter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cm" svg:height="1.6cm" svg:x="7.401cm" svg:y="12.701cm">
          <text:p text:style-name="P3">Reporter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6cm" svg:height="1.6cm" svg:x="7.401cm" svg:y="9.901cm">
          <text:p text:style-name="P3">Reporter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6" draw:layer="layout" svg:width="0.2cm" svg:height="0.2cm" svg:x="3.6cm" svg:y="1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2cm" svg:height="0.2cm" svg:x="3.601cm" svg:y="12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2cm" svg:height="0.2cm" svg:x="3.601cm" svg:y="1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6" draw:layer="layout" svg:width="0.2cm" svg:height="0.2cm" svg:x="9.101cm" svg:y="11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2cm" svg:height="0.2cm" svg:x="9.102cm" svg:y="1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2cm" svg:height="0.2cm" svg:x="9.102cm" svg:y="1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7" draw:layer="layout" svg:width="5.2cm" svg:height="1.1cm" svg:x="6.7cm" svg:y="7cm">
          <draw:text-box>
            <text:p><text:span text:style-name="T1">Reporting Modules</text:span></text:p>
          </draw:text-box>
        </draw:frame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glue-point draw:id="8" svg:x="0cm" svg:y="0cm"/>
          <draw:polygon draw:style-name="gr7" draw:text-style-name="P8" draw:layer="layout" svg:width="1.6cm" svg:height="2cm" svg:x="10.9cm" svg:y="14.399cm" svg:viewBox="0 0 1601 2001" draw:points="0,0 1200,0 1601,400 1601,2001 0,2001">
            <text:p/>
          </draw:polygon>
          <draw:polyline draw:style-name="gr8" draw:text-style-name="P9" draw:layer="layout" svg:width="0.4cm" svg:height="0.4cm" svg:x="12.1cm" svg:y="14.399cm" svg:viewBox="0 0 401 401" draw:points="0,0 0,401 401,401">
            <text:p/>
          </draw:polyline>
        </draw:g>
        <draw:frame draw:style-name="gr9" draw:text-style-name="P10" draw:layer="layout" svg:width="1.594cm" svg:height="0.962cm" svg:x="11.006cm" svg:y="15.338cm">
          <draw:text-box>
            <text:p>Yml</text:p>
          </draw:text-box>
        </draw:frame>
        <draw:custom-shape draw:style-name="gr10" draw:text-style-name="P4" draw:layer="layout" svg:width="3.1cm" svg:height="1.2cm" svg:x="13.4cm" svg:y="7.6cm">
          <text:p text:style-name="P3">War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cm" svg:height="1.2cm" svg:x="14.101cm" svg:y="9.701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cm" svg:height="1.2cm" svg:x="14.101cm" svg:y="11.701cm">
          <text:p text:style-name="P3">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1cm" svg:height="1.2cm" svg:x="13.401cm" svg:y="13.501cm">
          <text:p text:style-name="P3">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74cm" svg:y1="13.501cm" svg:x2="7.374cm" svg:y2="13.501cm">
          <text:p/>
        </draw:line>
        <draw:custom-shape draw:style-name="gr3" draw:text-style-name="P4" draw:layer="layout" svg:width="3.6cm" svg:height="1.6cm" svg:x="1.9cm" svg:y="12.701cm">
          <text:p text:style-name="P3">Detector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30T23:39:10.611791672</meta:creation-date>
    <dc:date>2017-07-31T00:14:56.755630128</dc:date>
    <meta:editing-duration>PT13M49S</meta:editing-duration>
    <meta:editing-cycles>2</meta:editing-cycles>
    <meta:generator>LibreOffice/5.2.6.2$Linux_X86_64 LibreOffice_project/20$Build-2</meta:generator>
    <meta:document-statistic meta:object-count="31"/>
  </office:meta>
</office:document-meta>
</file>